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12" style:family="paragraph" style:parent-style-name="Heading_20_1">
      <style:text-properties fo:font-weight="bold" style:font-weight-asian="bold"/>
    </style:style>
    <style:style style:name="P13" style:family="paragraph" style:parent-style-name="Heading_20_1">
      <style:paragraph-properties style:snap-to-layout-grid="false"/>
      <style:text-properties fo:font-weight="bold" style:font-weight-asian="bold"/>
    </style:style>
    <style:style style:name="P14" style:family="paragraph" style:parent-style-name="Heading_20_1"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16" style:family="paragraph" style:parent-style-name="Standard">
      <style:text-properties fo:font-size="12pt" officeooo:rsid="0013afab" officeooo:paragraph-rsid="0013afab" style:font-size-asian="12pt"/>
    </style:style>
    <style:style style:name="P17" style:family="paragraph" style:parent-style-name="Standard" style:list-style-name="L2">
      <style:paragraph-properties style:snap-to-layout-grid="false"/>
      <style:text-properties style:font-name="Helvetica" fo:font-size="12pt" fo:font-weight="bold" officeooo:rsid="0013afab" officeooo:paragraph-rsid="0013afab" style:font-size-asian="12pt" style:font-weight-asian="bold" style:font-name-complex="Helvetica"/>
    </style:style>
    <style:style style:name="P18" style:family="paragraph" style:parent-style-name="Standard" style:list-style-name="L1">
      <style:paragraph-properties style:snap-to-layout-grid="false"/>
      <style:text-properties style:font-name="Helvetica" fo:font-size="12pt" fo:font-weight="bold" officeooo:rsid="0014cdf3" officeooo:paragraph-rsid="0014cdf3" style:font-size-asian="12pt" style:font-weight-asian="bold" style:font-name-complex="Helvetica"/>
    </style:style>
    <style:style style:name="P19" style:family="paragraph" style:parent-style-name="Standard" style:list-style-name="L3">
      <style:paragraph-properties style:snap-to-layout-grid="false"/>
      <style:text-properties style:font-name="Helvetica" fo:font-size="12pt" fo:font-weight="bold" officeooo:rsid="0014cdf3" officeooo:paragraph-rsid="0014cdf3" style:font-size-asian="12pt" style:font-weight-asian="bold" style:font-name-complex="Helvetica"/>
    </style:style>
    <style:style style:name="P20" style:family="paragraph" style:parent-style-name="Standard" style:list-style-name="L2">
      <style:paragraph-properties style:snap-to-layout-grid="false"/>
      <style:text-properties style:font-name="Helvetica" fo:font-size="12pt" fo:font-weight="bold" officeooo:rsid="0014cdf3" officeooo:paragraph-rsid="0014cdf3" style:font-size-asian="12pt" style:font-weight-asian="bold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afab" officeooo:paragraph-rsid="0013afab" style:font-size-asian="12pt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cdf3" officeooo:paragraph-rsid="0014cdf3" style:font-size-asian="12pt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4cdf3" officeooo:paragraph-rsid="0014cdf3" style:font-size-asian="13pt" style:font-weight-asian="bold" style:font-name-complex="Helvetica" style:font-size-complex="13pt" style:font-weight-complex="bold"/>
    </style:style>
    <style:style style:name="P24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5" style:family="paragraph" style:parent-style-name="Heading_20_3">
      <style:paragraph-properties style:snap-to-layout-grid="false"/>
      <style:text-properties fo:font-weight="bold" style:font-weight-asian="bold"/>
    </style:style>
    <style:style style:name="P26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7" style:family="paragraph" style:parent-style-name="Heading_20_4">
      <style:text-properties officeooo:paragraph-rsid="0013afab"/>
    </style:style>
    <style:style style:name="P2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cdf3"/>
    </style:style>
    <style:style style:name="T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1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4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3" text:outline-level="1"/>
          </table:table-cell>
          <table:table-cell table:style-name="Table1.A2" table:number-columns-spanned="2" office:value-type="string">
            <text:h text:style-name="P25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2" text:outline-level="1">Project</text:h>
          </table:table-cell>
          <table:table-cell table:style-name="Table1.A3" table:number-columns-spanned="3" office:value-type="string">
            <text:h text:style-name="P2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5">4<text:span text:style-name="T1">4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6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5"><text:span text:style-name="T1">05</text:span>.1<text:span text:style-name="T1">1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989265179682442615" text:style-name="L1">
              <text:list-item>
                <text:p text:style-name="P18">Last work on project-plan document</text:p>
              </text:list-item>
              <text:list-item>
                <text:p text:style-name="P18">Begining on design document</text:p>
              </text:list-item>
              <text:list-item>
                <text:p text:style-name="P18">Database Desgi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6734938790774397032" text:style-name="L3">
              <text:list-header>
                <text:p text:style-name="P19"/>
              </text:list-header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7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81667728985219049" text:style-name="L2">
              <text:list-item>
                <text:p text:style-name="P20">Final Work on first version design document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4" text:outline-level="1">Monday</text:h>
          </table:table-cell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2">Team-meeting, Project Pla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Team-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22">11</text:p>
          </table:table-cell>
          <table:table-cell table:style-name="Table4.A2" office:value-type="string">
            <text:p text:style-name="P22">Course, Desgin Document, Database-Desgin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23">15</text:p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5T03:39:47.719658378</dc:date>
    <meta:print-date>1998-10-09T11:53:00</meta:print-date>
    <meta:editing-cycles>14</meta:editing-cycles>
    <meta:editing-duration>PT16M</meta:editing-duration>
    <meta:generator>LibreOffice/4.1.3.2$Linux_X86_64 LibreOffice_project/410m0$Build-2</meta:generator>
    <meta:document-statistic meta:table-count="4" meta:image-count="3" meta:object-count="0" meta:page-count="2" meta:paragraph-count="38" meta:word-count="72" meta:character-count="431" meta:non-whitespace-character-count="401"/>
  </office:meta>
</office:document-meta>
</file>